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7DA254E8280E26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2b1"/>
    </style:style>
    <style:style style:name="P2" style:family="paragraph" style:parent-style-name="Standard">
      <style:paragraph-properties fo:text-align="start" style:justify-single-word="false"/>
      <style:text-properties officeooo:paragraph-rsid="001cf2b1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cf2b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f2b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cf2b1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5223439316652759726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213501421944659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3501519492058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3502419719548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3502141918810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502019384419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3501826115439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3502562658873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3502283788331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3502829685348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501765171787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502507803490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A254E8280E26AF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16T21:35:00.72496079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7152891</meta:creation-date>
    <meta:editing-duration>PT3M52S</meta:editing-duration>
    <meta:editing-cycles>3</meta:editing-cycles>
    <meta:generator>LibreOffice/5.0.6.2$Linux_X86_64 LibreOffice_project/00$Build-2</meta:generator>
    <dc:date>2016-08-16T21:35:00.664956917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